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6.489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958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abel_20_1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1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 table:number-columns-repeated="8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Default" table:number-columns-repeated="1009"/>
        <table:table-row table:style-name="ro1">
          <table:table-cell ns41:value-type="string" table:style-name="TL Title" office:value-type="string">
            <office:annotation draw:style-name="gr1" svg:height="1.377cm" draw:caption-point-y="-0.042cm" svg:width="3.587cm" svg:x="4.893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1. Mannelijke gezinshoofden met beroep naar beroepsgroep en kerkgenootschap</text:p>
          </table:table-cell>
          <table:table-cell table:style-name="ce9" table:number-columns-repeated="12"/>
          <table:table-cell table:style-name="ce32"/>
          <table:table-cell table:style-name="ce20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2" table:style-name="TL RowProperty" table:number-columns-spanned="3" office:value-type="string">
            <text:p>Beroepsgroep</text:p>
          </table:table-cell>
          <table:covered-table-cell table:style-name="ce10"/>
          <table:covered-table-cell table:style-name="ce15"/>
          <table:table-cell table:style-name="ce20"/>
          <table:table-cell ns41:value-type="string" table:number-rows-spanned="2" table:style-name="TL ColHeader" table:number-columns-spanned="1" office:value-type="string">
            <text:p>Rooms- Katholiek</text:p>
          </table:table-cell>
          <table:table-cell ns41:value-type="string" table:number-rows-spanned="2" table:style-name="TL ColHeader" table:number-columns-spanned="1" office:value-type="string">
            <text:p>Ned. <text:s/>Hervormd</text:p>
          </table:table-cell>
          <table:table-cell ns41:value-type="string" table:number-rows-spanned="2" table:style-name="TL ColHeader" table:number-columns-spanned="1" office:value-type="string">
            <text:p>Gerefor- meerd</text:p>
          </table:table-cell>
          <table:table-cell ns41:value-type="string" table:number-rows-spanned="2" table:style-name="TL ColHeader" table:number-columns-spanned="1" office:value-type="string">
            <text:p>Evang. <text:s/>Luthers</text:p>
          </table:table-cell>
          <table:table-cell ns41:value-type="string" table:number-rows-spanned="2" table:style-name="TL ColHeader" table:number-columns-spanned="1" office:value-type="string">
            <text:p>Doops- <text:s/>gezind</text:p>
          </table:table-cell>
          <table:table-cell ns41:value-type="string" table:number-rows-spanned="2" table:style-name="TL ColHeader" table:number-columns-spanned="1" office:value-type="string">
            <text:p>Remon- <text:s text:c="2"/>strant</text:p>
          </table:table-cell>
          <table:table-cell ns41:value-type="string" table:number-rows-spanned="2" table:style-name="TL ColHeader" table:number-columns-spanned="1" office:value-type="string">
            <text:p>Israël. (Ned.en Port.)</text:p>
          </table:table-cell>
          <table:table-cell ns41:value-type="string" table:number-rows-spanned="2" table:style-name="TL ColHeader" table:number-columns-spanned="1" office:value-type="string">
            <text:p>Overige <text:s/>kerkgen.</text:p>
          </table:table-cell>
          <table:table-cell ns41:value-type="string" table:number-rows-spanned="2" table:style-name="TL ColHeader" table:number-columns-spanned="1" office:value-type="string">
            <text:p>Geen kerk- genootsch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style-name="ce20"/>
          <table:table-cell table:style-name="ce2" table:number-columns-repeated="216"/>
          <table:table-cell table:style-name="ce6"/>
          <table:table-cell table:style-name="ce2" table:number-columns-repeated="792"/>
        </table:table-row>
        <table:table-row table:style-name="ro2">
          <table:covered-table-cell table:style-name="ce4"/>
          <table:covered-table-cell table:style-name="ce11"/>
          <table:covered-table-cell table:style-name="ce16"/>
          <table:table-cell table:style-name="ce20"/>
          <table:covered-table-cell table:style-name="ce22"/>
          <table:covered-table-cell table:style-name="TL ColHeader" table:number-columns-repeated="8"/>
          <table:covered-table-cell table:style-name="ce34"/>
          <table:table-cell table:style-name="ce20"/>
          <table:table-cell table:style-name="ce2" table:number-columns-repeated="216"/>
          <table:table-cell table:style-name="ce8"/>
          <table:table-cell table:style-name="ce2" table:number-columns-repeated="792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4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pers.)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38311" office:value-type="float">
            <text:p>38311</text:p>
          </table:table-cell>
          <table:table-cell ns41:value-type="float" table:style-name="TL Data" office:value="32652" office:value-type="float">
            <text:p>32652</text:p>
          </table:table-cell>
          <table:table-cell ns41:value-type="float" table:style-name="TL Data" office:value="10199" office:value-type="float">
            <text:p>1019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6460" office:value-type="float">
            <text:p>16460</text:p>
          </table:table-cell>
          <table:table-cell ns41:value-type="float" table:style-name="TL Data" office:value="101970" office:value-type="float">
            <text:p>101970</text:p>
          </table:table-cell>
          <table:table-cell table:style-name="ce26"/>
          <table:table-cell table:number-columns-repeated="1009"/>
        </table:table-row>
        <table:table-row table:style-name="ro3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 pers)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1251" office:value-type="float">
            <text:p>21251</text:p>
          </table:table-cell>
          <table:table-cell ns41:value-type="float" table:style-name="TL Data" office:value="17929" office:value-type="float">
            <text:p>17929</text:p>
          </table:table-cell>
          <table:table-cell ns41:value-type="float" table:style-name="TL Data" office:value="5128" office:value-type="float">
            <text:p>512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1327" office:value-type="float">
            <text:p>11327</text:p>
          </table:table-cell>
          <table:table-cell ns41:value-type="float" table:style-name="TL Data" office:value="57921" office:value-type="float">
            <text:p>5792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84862" office:value-type="float">
            <text:p>84862</text:p>
          </table:table-cell>
          <table:table-cell ns41:value-type="float" table:style-name="TL Data" office:value="89383" office:value-type="float">
            <text:p>89383</text:p>
          </table:table-cell>
          <table:table-cell ns41:value-type="float" table:style-name="TL Data" office:value="26742" office:value-type="float">
            <text:p>2674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8428" office:value-type="float">
            <text:p>8428</text:p>
          </table:table-cell>
          <table:table-cell ns41:value-type="float" table:style-name="TL Data" office:value="213251" office:value-type="float">
            <text:p>21325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4149" office:value-type="float">
            <text:p>24149</text:p>
          </table:table-cell>
          <table:table-cell ns41:value-type="float" table:style-name="TL Data" office:value="21477" office:value-type="float">
            <text:p>21477</text:p>
          </table:table-cell>
          <table:table-cell ns41:value-type="float" table:style-name="TL Data" office:value="8262" office:value-type="float">
            <text:p>826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0733" office:value-type="float">
            <text:p>10733</text:p>
          </table:table-cell>
          <table:table-cell ns41:value-type="float" table:style-name="TL Data" office:value="67469" office:value-type="float">
            <text:p>6746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137" office:value-type="float">
            <text:p>3137</text:p>
          </table:table-cell>
          <table:table-cell ns41:value-type="float" table:style-name="TL Data" office:value="5968" office:value-type="float">
            <text:p>5968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3322" office:value-type="float">
            <text:p>1332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38923" office:value-type="float">
            <text:p>38923</text:p>
          </table:table-cell>
          <table:table-cell ns41:value-type="float" table:style-name="TL Data" office:value="39048" office:value-type="float">
            <text:p>39048</text:p>
          </table:table-cell>
          <table:table-cell ns41:value-type="float" table:style-name="TL Data" office:value="12163" office:value-type="float">
            <text:p>1216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25731" office:value-type="float">
            <text:p>25731</text:p>
          </table:table-cell>
          <table:table-cell ns41:value-type="float" table:style-name="TL Data" office:value="122347" office:value-type="float">
            <text:p>12234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26" office:value-type="float">
            <text:p>72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1" office:value-type="float">
            <text:p>10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93" office:value-type="float">
            <text:p>493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Bedrijfsleiders e.d.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7072" office:value-type="float">
            <text:p>17072</text:p>
          </table:table-cell>
          <table:table-cell ns41:value-type="float" table:style-name="TL Data" office:value="15667" office:value-type="float">
            <text:p>15667</text:p>
          </table:table-cell>
          <table:table-cell ns41:value-type="float" table:style-name="TL Data" office:value="4264" office:value-type="float">
            <text:p>426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2567" office:value-type="float">
            <text:p>12567</text:p>
          </table:table-cell>
          <table:table-cell ns41:value-type="float" table:style-name="TL Data" office:value="51912" office:value-type="float">
            <text:p>5191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dm. pers. (geen overheid)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9187" office:value-type="float">
            <text:p>19187</text:p>
          </table:table-cell>
          <table:table-cell ns41:value-type="float" table:style-name="TL Data" office:value="24357" office:value-type="float">
            <text:p>24357</text:p>
          </table:table-cell>
          <table:table-cell ns41:value-type="float" table:style-name="TL Data" office:value="6989" office:value-type="float">
            <text:p>6989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20089" office:value-type="float">
            <text:p>20089</text:p>
          </table:table-cell>
          <table:table-cell ns41:value-type="float" table:style-name="TL Data" office:value="76211" office:value-type="float">
            <text:p>7621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mbtenar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23647" office:value-type="float">
            <text:p>23647</text:p>
          </table:table-cell>
          <table:table-cell ns41:value-type="float" table:style-name="TL Data" office:value="29975" office:value-type="float">
            <text:p>29975</text:p>
          </table:table-cell>
          <table:table-cell ns41:value-type="float" table:style-name="TL Data" office:value="8441" office:value-type="float">
            <text:p>8441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19780" office:value-type="float">
            <text:p>19780</text:p>
          </table:table-cell>
          <table:table-cell ns41:value-type="float" table:style-name="TL Data" office:value="87230" office:value-type="float">
            <text:p>8723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Bedienaars godsdienst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50" office:value-type="float">
            <text:p>475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Handelsreizigers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0000" office:value-type="float">
            <text:p>10000</text:p>
          </table:table-cell>
          <table:table-cell ns41:value-type="float" table:style-name="TL Data" office:value="8338" office:value-type="float">
            <text:p>8338</text:p>
          </table:table-cell>
          <table:table-cell ns41:value-type="float" table:style-name="TL Data" office:value="3209" office:value-type="float">
            <text:p>320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031" office:value-type="float">
            <text:p>7031</text:p>
          </table:table-cell>
          <table:table-cell ns41:value-type="float" table:style-name="TL Data" office:value="30359" office:value-type="float">
            <text:p>3035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Leraren, hooglerar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267" office:value-type="float">
            <text:p>3267</text:p>
          </table:table-cell>
          <table:table-cell ns41:value-type="float" table:style-name="TL Data" office:value="12057" office:value-type="float">
            <text:p>1205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achin., stuurl. (zeescheepv.)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2997" office:value-type="float">
            <text:p>299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hoger)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90" office:value-type="float">
            <text:p>269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nderwijzer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5043" office:value-type="float">
            <text:p>5043</text:p>
          </table:table-cell>
          <table:table-cell ns41:value-type="float" table:style-name="TL Data" office:value="6168" office:value-type="float">
            <text:p>6168</text:p>
          </table:table-cell>
          <table:table-cell ns41:value-type="float" table:style-name="TL Data" office:value="3168" office:value-type="float">
            <text:p>31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14" office:value-type="float">
            <text:p>2414</text:p>
          </table:table-cell>
          <table:table-cell ns41:value-type="float" table:style-name="TL Data" office:value="17441" office:value-type="float">
            <text:p>1744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lager)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9465" office:value-type="float">
            <text:p>9465</text:p>
          </table:table-cell>
          <table:table-cell ns41:value-type="float" table:style-name="TL Data" office:value="12332" office:value-type="float">
            <text:p>12332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887" office:value-type="float">
            <text:p>5887</text:p>
          </table:table-cell>
          <table:table-cell ns41:value-type="float" table:style-name="TL Data" office:value="32520" office:value-type="float">
            <text:p>3252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erplegend personeel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060" office:value-type="float">
            <text:p>2060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rije beroep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6622" office:value-type="float">
            <text:p>6622</text:p>
          </table:table-cell>
          <table:table-cell ns41:value-type="float" table:style-name="TL Data" office:value="7088" office:value-type="float">
            <text:p>7088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8464" office:value-type="float">
            <text:p>8464</text:p>
          </table:table-cell>
          <table:table-cell ns41:value-type="float" table:style-name="TL Data" office:value="26314" office:value-type="float">
            <text:p>2631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Winkelbediend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5227" office:value-type="float">
            <text:p>522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verige employé's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7649" office:value-type="float">
            <text:p>7649</text:p>
          </table:table-cell>
          <table:table-cell ns41:value-type="float" table:style-name="TL Data" office:value="9052" office:value-type="float">
            <text:p>9052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976" office:value-type="float">
            <text:p>7976</text:p>
          </table:table-cell>
          <table:table-cell ns41:value-type="float" table:style-name="TL Data" office:value="29384" office:value-type="float">
            <text:p>2938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34959" office:value-type="float">
            <text:p>34959</text:p>
          </table:table-cell>
          <table:table-cell ns41:value-type="float" table:style-name="TL Data" office:value="28862" office:value-type="float">
            <text:p>28862</text:p>
          </table:table-cell>
          <table:table-cell ns41:value-type="float" table:style-name="TL Data" office:value="6702" office:value-type="float">
            <text:p>6702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24248" office:value-type="float">
            <text:p>24248</text:p>
          </table:table-cell>
          <table:table-cell ns41:value-type="float" table:style-name="TL Data" office:value="97478" office:value-type="float">
            <text:p>9747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3264" office:value-type="float">
            <text:p>3264</text:p>
          </table:table-cell>
          <table:table-cell ns41:value-type="float" table:style-name="TL Data" office:value="4097" office:value-type="float">
            <text:p>4097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10829" office:value-type="float">
            <text:p>10829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., voerlied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12608" office:value-type="float">
            <text:p>12608</text:p>
          </table:table-cell>
          <table:table-cell ns41:value-type="float" table:style-name="TL Data" office:value="12094" office:value-type="float">
            <text:p>12094</text:p>
          </table:table-cell>
          <table:table-cell ns41:value-type="float" table:style-name="TL Data" office:value="2666" office:value-type="float">
            <text:p>266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9671" office:value-type="float">
            <text:p>9671</text:p>
          </table:table-cell>
          <table:table-cell ns41:value-type="float" table:style-name="TL Data" office:value="37988" office:value-type="float">
            <text:p>3798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14440" office:value-type="float">
            <text:p>14440</text:p>
          </table:table-cell>
          <table:table-cell ns41:value-type="float" table:style-name="TL Data" office:value="14024" office:value-type="float">
            <text:p>14024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40012" office:value-type="float">
            <text:p>4001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e-, rest.pers.e.d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4897" office:value-type="float">
            <text:p>4897</text:p>
          </table:table-cell>
          <table:table-cell ns41:value-type="float" table:style-name="TL Data" office:value="3090" office:value-type="float">
            <text:p>309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070" office:value-type="float">
            <text:p>5070</text:p>
          </table:table-cell>
          <table:table-cell ns41:value-type="float" table:style-name="TL Data" office:value="13946" office:value-type="float">
            <text:p>1394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63" office:value-type="float">
            <text:p>963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27062" office:value-type="float">
            <text:p>127062</text:p>
          </table:table-cell>
          <table:table-cell ns41:value-type="float" table:style-name="TL Data" office:value="106733" office:value-type="float">
            <text:p>106733</text:p>
          </table:table-cell>
          <table:table-cell ns41:value-type="float" table:style-name="TL Data" office:value="22468" office:value-type="float">
            <text:p>22468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020" office:value-type="float">
            <text:p>8020</text:p>
          </table:table-cell>
          <table:table-cell ns41:value-type="float" table:style-name="TL Data" office:value="91893" office:value-type="float">
            <text:p>91893</text:p>
          </table:table-cell>
          <table:table-cell ns41:value-type="float" table:style-name="TL Data" office:value="360102" office:value-type="float">
            <text:p>360102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25185" office:value-type="float">
            <text:p>25185</text:p>
          </table:table-cell>
          <table:table-cell ns41:value-type="float" table:style-name="TL Data" office:value="51945" office:value-type="float">
            <text:p>51945</text:p>
          </table:table-cell>
          <table:table-cell ns41:value-type="float" table:style-name="TL Data" office:value="16541" office:value-type="float">
            <text:p>1654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11046" office:value-type="float">
            <text:p>11046</text:p>
          </table:table-cell>
          <table:table-cell ns41:value-type="float" table:style-name="TL Data" office:value="106934" office:value-type="float">
            <text:p>106934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6827" office:value-type="float">
            <text:p>6827</text:p>
          </table:table-cell>
          <table:table-cell ns41:value-type="float" table:style-name="TL Data" office:value="6554" office:value-type="float">
            <text:p>6554</text:p>
          </table:table-cell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367" office:value-type="float">
            <text:p>5367</text:p>
          </table:table-cell>
          <table:table-cell ns41:value-type="float" table:style-name="TL Data" office:value="21456" office:value-type="float">
            <text:p>21456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ag.-, pakhuispersoneel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8777" office:value-type="float">
            <text:p>8777</text:p>
          </table:table-cell>
          <table:table-cell ns41:value-type="float" table:style-name="TL Data" office:value="8024" office:value-type="float">
            <text:p>8024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656" office:value-type="float">
            <text:p>7656</text:p>
          </table:table-cell>
          <table:table-cell ns41:value-type="float" table:style-name="TL Data" office:value="27705" office:value-type="float">
            <text:p>27705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16158" office:value-type="float">
            <text:p>16158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8311" office:value-type="float">
            <text:p>18311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knechts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2887" office:value-type="float">
            <text:p>2887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6888" office:value-type="float">
            <text:p>6888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 arb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0224" office:value-type="float">
            <text:p>10224</text:p>
          </table:table-cell>
          <table:table-cell ns41:value-type="float" table:style-name="TL Data" office:value="11056" office:value-type="float">
            <text:p>11056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2293" office:value-type="float">
            <text:p>12293</text:p>
          </table:table-cell>
          <table:table-cell ns41:value-type="float" table:style-name="TL Data" office:value="36977" office:value-type="float">
            <text:p>36977</text:p>
          </table:table-cell>
          <table:table-cell table:style-name="ce26"/>
          <table:table-cell table:number-columns-repeated="1009"/>
        </table:table-row>
        <table:table-row table:style-name="ro4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4599" office:value-type="float">
            <text:p>4599</text:p>
          </table:table-cell>
          <table:table-cell table:style-name="ce26"/>
          <table:table-cell table:number-columns-repeated="1009"/>
        </table:table-row>
        <table:table-row table:style-name="ro1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Overige arbeiders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15399" office:value-type="float">
            <text:p>15399</text:p>
          </table:table-cell>
          <table:table-cell ns41:value-type="float" table:style-name="TL Data" office:value="17598" office:value-type="float">
            <text:p>17598</text:p>
          </table:table-cell>
          <table:table-cell ns41:value-type="float" table:style-name="TL Data" office:value="3402" office:value-type="float">
            <text:p>340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3479" office:value-type="float">
            <text:p>13479</text:p>
          </table:table-cell>
          <table:table-cell ns41:value-type="float" table:style-name="TL Data" office:value="51785" office:value-type="float">
            <text:p>51785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599706" office:value-type="float">
            <text:p>599706</text:p>
          </table:table-cell>
          <table:table-cell ns41:value-type="float" table:style-name="TL Data" office:value="600560" office:value-type="float">
            <text:p>600560</text:p>
          </table:table-cell>
          <table:table-cell ns41:value-type="float" table:style-name="TL Data" office:value="165260" office:value-type="float">
            <text:p>165260</text:p>
          </table:table-cell>
          <table:table-cell ns41:value-type="float" table:style-name="TL Data" office:value="11053" office:value-type="float">
            <text:p>11053</text:p>
          </table:table-cell>
          <table:table-cell ns41:value-type="float" table:style-name="TL Data" office:value="12983" office:value-type="float">
            <text:p>12983</text:p>
          </table:table-cell>
          <table:table-cell ns41:value-type="float" table:style-name="TL Data" office:value="6920" office:value-type="float">
            <text:p>6920</text:p>
          </table:table-cell>
          <table:table-cell ns41:value-type="float" table:style-name="TL Data" office:value="3244" office:value-type="float">
            <text:p>3244</text:p>
          </table:table-cell>
          <table:table-cell ns41:value-type="float" table:style-name="TL Data" office:value="35229" office:value-type="float">
            <text:p>35229</text:p>
          </table:table-cell>
          <table:table-cell ns41:value-type="float" table:style-name="TL Data" office:value="359770" office:value-type="float">
            <text:p>359770</text:p>
          </table:table-cell>
          <table:table-cell ns41:value-type="float" table:style-name="TL Data" office:value="1794725" office:value-type="float">
            <text:p>1794725</text:p>
          </table:table-cell>
          <table:table-cell table:style-name="ce26"/>
          <table:table-cell table:number-columns-repeated="1009"/>
        </table:table-row>
        <table:table-row table:style-name="ro4" table:number-rows-repeated="2">
          <table:table-cell table:number-columns-repeated="4"/>
          <table:table-cell table:style-name="ce26" table:number-columns-repeated="11"/>
          <table:table-cell table:number-columns-repeated="100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1" style:page-layout-name="Mpm3" style:display-name="PageStyle_Tabel 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2:51:24.252000000</meta:creation-date>
    <dc:creator>Helpdesk</dc:creator>
    <dc:date>2004-12-16T14:38:37</dc:date>
    <meta:document-statistic meta:object-count="0" meta:cell-count="516" meta:table-count="1"/>
    <meta:generator>ODFPY/1.3.0dev</meta:generator>
  </office:meta>
</office:document-meta>
</file>